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ndomOrderController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andomOrderController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OrderControllerGui.modifyTestElement( TestElement i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